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9fc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ome</text:p>
          </table:table-cell>
          <table:table-cell office:value-type="float" office:value="0.599462365591398" calcext:value-type="float">
            <text:p>0.59946236559139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way</text:p>
          </table:table-cell>
          <table:table-cell office:value-type="float" office:value="0.947783849423194" calcext:value-type="float">
            <text:p>0.947783849423194</text:p>
          </table:table-cell>
          <table:table-cell/>
          <table:table-cell table:formula="of:=[.$B$1]^[.D3]*EXP(-[.$B$1])/FACT([.D3])" office:value-type="float" office:value="0.549106775444858" calcext:value-type="float">
            <text:p>0.549106775444858</text:p>
          </table:table-cell>
          <table:table-cell table:formula="of:=[.$B$1]^[.E3]*EXP(-[.$B$1])/FACT([.E3])" office:value-type="float" office:value="0.329168846570439" calcext:value-type="float">
            <text:p>0.329168846570439</text:p>
          </table:table-cell>
          <table:table-cell table:formula="of:=[.$B$1]^[.F3]*EXP(-[.$B$1])/FACT([.F3])" office:value-type="float" office:value="0.0986621677220536" calcext:value-type="float">
            <text:p>0.098662167722054</text:p>
          </table:table-cell>
          <table:table-cell table:formula="of:=[.$B$1]^[.G3]*EXP(-[.$B$1])/FACT([.G3])" office:value-type="float" office:value="0.0197147521523458" calcext:value-type="float">
            <text:p>0.019714752152346</text:p>
          </table:table-cell>
          <table:table-cell table:formula="of:=[.$B$1]^[.H3]*EXP(-[.$B$1])/FACT([.H3])" office:value-type="float" office:value="0.00295456299057333" calcext:value-type="float">
            <text:p>0.002954562990573</text:p>
          </table:table-cell>
          <table:table-cell table:formula="of:=[.$B$1]^[.I3]*EXP(-[.$B$1])/FACT([.I3])" office:value-type="float" office:value="0.000354229863923577" calcext:value-type="float">
            <text:p>0.000354229863924</text:p>
          </table:table-cell>
          <table:table-cell table:formula="of:=[.$B$1]^[.J3]*EXP(-[.$B$1])/FACT([.J3])" office:value-type="float" office:value="0.0000353912453651244" calcext:value-type="float">
            <text:p>3.53912453651244E-05</text:p>
          </table:table-cell>
          <table:table-cell table:formula="of:=[.$B$1]^[.K3]*EXP(-[.$B$1])/FACT([.K3])" office:value-type="float" office:value="0.00000303081709540043" calcext:value-type="float">
            <text:p>3.03081709540043E-06</text:p>
          </table:table-cell>
          <table:table-cell table:formula="of:=[.$B$1]^[.L3]*EXP(-[.$B$1])/FACT([.L3])" office:value-type="float" office:value="0.000000227107598210449" calcext:value-type="float">
            <text:p>2.27107598210449E-0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$B$2]^[.C4]*EXP(-[.$B$2])/FACT([.C4])" office:value-type="float" office:value="0.387599050203772" calcext:value-type="float">
            <text:p>0.387599050203772</text:p>
          </table:table-cell>
          <table:table-cell office:value-type="float" office:value="0" calcext:value-type="float">
            <text:p>0</text:p>
          </table:table-cell>
          <table:table-cell table:style-name="ce1" table:formula="of:=[.D$2]*[.$B4]" office:value-type="float" office:value="0.212833264622883" calcext:value-type="float">
            <text:p>0.212833264622883</text:p>
          </table:table-cell>
          <table:table-cell table:style-name="ce2" table:formula="of:=[.E$2]*[.$B4]" office:value-type="float" office:value="0.127585532287373" calcext:value-type="float">
            <text:p>0.127585532287373</text:p>
          </table:table-cell>
          <table:table-cell table:style-name="ce2" table:formula="of:=[.F$2]*[.$B4]" office:value-type="float" office:value="0.0382413625001132" calcext:value-type="float">
            <text:p>0.038241362500113</text:p>
          </table:table-cell>
          <table:table-cell table:style-name="ce2" table:formula="of:=[.G$2]*[.$B4]" office:value-type="float" office:value="0.007641419209252" calcext:value-type="float">
            <text:p>0.007641419209252</text:p>
          </table:table-cell>
          <table:table-cell table:style-name="ce2" table:formula="of:=[.H$2]*[.$B4]" office:value-type="float" office:value="0.00114518580891344" calcext:value-type="float">
            <text:p>0.001145185808913</text:p>
          </table:table-cell>
          <table:table-cell table:style-name="ce2" table:formula="of:=[.I$2]*[.$B4]" office:value-type="float" office:value="0.00013729915881059" calcext:value-type="float">
            <text:p>0.000137299158811</text:p>
          </table:table-cell>
          <table:table-cell table:style-name="ce2" table:formula="of:=[.J$2]*[.$B4]" office:value-type="float" office:value="0.0000137176130890508" calcext:value-type="float">
            <text:p>1.37176130890508E-05</text:p>
          </table:table-cell>
          <table:table-cell table:style-name="ce2" table:formula="of:=[.K$2]*[.$B4]" office:value-type="float" office:value="0.00000117474182751856" calcext:value-type="float">
            <text:p>1.17474182751856E-06</text:p>
          </table:table-cell>
          <table:table-cell table:style-name="ce2" table:formula="of:=[.L$2]*[.$B4]" office:value-type="float" office:value="0.0000000880266893604299" calcext:value-type="float">
            <text:p>8.80266893604299E-08</text:p>
          </table:table-cell>
        </table:table-row>
        <table:table-row table:style-name="ro1">
          <table:table-cell/>
          <table:table-cell table:formula="of:=[.$B$2]^[.C5]*EXP(-[.$B$2])/FACT([.C5])" office:value-type="float" office:value="0.367360119834904" calcext:value-type="float">
            <text:p>0.367360119834904</text:p>
          </table:table-cell>
          <table:table-cell office:value-type="float" office:value="1" calcext:value-type="float">
            <text:p>1</text:p>
          </table:table-cell>
          <table:table-cell table:formula="of:=[.D$2]*[.$B5]" office:value-type="float" office:value="0.201719930829581" calcext:value-type="float">
            <text:p>0.201719930829581</text:p>
          </table:table-cell>
          <table:table-cell table:style-name="ce1" table:formula="of:=[.E$2]*[.$B5]" office:value-type="float" office:value="0.120923506922034" calcext:value-type="float">
            <text:p>0.120923506922034</text:p>
          </table:table-cell>
          <table:table-cell table:style-name="ce2" table:formula="of:=[.F$2]*[.$B5]" office:value-type="float" office:value="0.036244545757545" calcext:value-type="float">
            <text:p>0.036244545757545</text:p>
          </table:table-cell>
          <table:table-cell table:style-name="ce2" table:formula="of:=[.G$2]*[.$B5]" office:value-type="float" office:value="0.0072424137132012" calcext:value-type="float">
            <text:p>0.007242413713201</text:p>
          </table:table-cell>
          <table:table-cell table:style-name="ce2" table:formula="of:=[.H$2]*[.$B5]" office:value-type="float" office:value="0.00108538861427679" calcext:value-type="float">
            <text:p>0.001085388614277</text:p>
          </table:table-cell>
          <table:table-cell table:style-name="ce2" table:formula="of:=[.I$2]*[.$B5]" office:value-type="float" office:value="0.000130129925260067" calcext:value-type="float">
            <text:p>0.00013012992526</text:p>
          </table:table-cell>
          <table:table-cell table:style-name="ce2" table:formula="of:=[.J$2]*[.$B5]" office:value-type="float" office:value="0.0000130013321384386" calcext:value-type="float">
            <text:p>1.30013321384386E-05</text:p>
          </table:table-cell>
          <table:table-cell table:style-name="ce2" table:formula="of:=[.K$2]*[.$B5]" office:value-type="float" office:value="0.00000111340133136398" calcext:value-type="float">
            <text:p>1.11340133136398E-06</text:p>
          </table:table-cell>
          <table:table-cell table:style-name="ce2" table:formula="of:=[.L$2]*[.$B5]" office:value-type="float" office:value="0.0000000834302744940079" calcext:value-type="float">
            <text:p>8.34302744940079E-08</text:p>
          </table:table-cell>
        </table:table-row>
        <table:table-row table:style-name="ro1">
          <table:table-cell/>
          <table:table-cell table:formula="of:=[.$B$2]^[.C6]*EXP(-[.$B$2])/FACT([.C6])" office:value-type="float" office:value="0.174088994250846" calcext:value-type="float">
            <text:p>0.174088994250846</text:p>
          </table:table-cell>
          <table:table-cell office:value-type="float" office:value="2" calcext:value-type="float">
            <text:p>2</text:p>
          </table:table-cell>
          <table:table-cell table:formula="of:=[.D$2]*[.$B6]" office:value-type="float" office:value="0.0955934462735203" calcext:value-type="float">
            <text:p>0.09559344627352</text:p>
          </table:table-cell>
          <table:table-cell table:formula="of:=[.E$2]*[.$B6]" office:value-type="float" office:value="0.0573046734381587" calcext:value-type="float">
            <text:p>0.057304673438159</text:p>
          </table:table-cell>
          <table:table-cell table:style-name="ce1" table:formula="of:=[.F$2]*[.$B6]" office:value-type="float" office:value="0.0171759975493406" calcext:value-type="float">
            <text:p>0.017175997549341</text:p>
          </table:table-cell>
          <table:table-cell table:style-name="ce2" table:formula="of:=[.G$2]*[.$B6]" office:value-type="float" office:value="0.00343212137410658" calcext:value-type="float">
            <text:p>0.003432121374107</text:p>
          </table:table-cell>
          <table:table-cell table:style-name="ce2" table:formula="of:=[.H$2]*[.$B6]" office:value-type="float" office:value="0.000514356899479682" calcext:value-type="float">
            <text:p>0.00051435689948</text:p>
          </table:table-cell>
          <table:table-cell table:style-name="ce2" table:formula="of:=[.I$2]*[.$B6]" office:value-type="float" office:value="0.0000616675207440694" calcext:value-type="float">
            <text:p>6.16675207440694E-05</text:p>
          </table:table-cell>
          <table:table-cell table:style-name="ce2" table:formula="of:=[.J$2]*[.$B6]" office:value-type="float" office:value="0.00000616122631089941" calcext:value-type="float">
            <text:p>6.16122631089941E-06</text:p>
          </table:table-cell>
          <table:table-cell table:style-name="ce2" table:formula="of:=[.K$2]*[.$B6]" office:value-type="float" office:value="0.000000527631899896531" calcext:value-type="float">
            <text:p>5.27631899896531E-07</text:p>
          </table:table-cell>
          <table:table-cell table:style-name="ce2" table:formula="of:=[.L$2]*[.$B6]" office:value-type="float" office:value="0.0000000395369333591822" calcext:value-type="float">
            <text:p>3.95369333591822E-08</text:p>
          </table:table-cell>
        </table:table-row>
        <table:table-row table:style-name="ro1">
          <table:table-cell/>
          <table:table-cell table:formula="of:=[.$B$2]^[.C7]*EXP(-[.$B$2])/FACT([.C7])" office:value-type="float" office:value="0.0549995790377596" calcext:value-type="float">
            <text:p>0.05499957903776</text:p>
          </table:table-cell>
          <table:table-cell office:value-type="float" office:value="3" calcext:value-type="float">
            <text:p>3</text:p>
          </table:table-cell>
          <table:table-cell table:formula="of:=[.D$2]*[.$B7]" office:value-type="float" office:value="0.0302006414962488" calcext:value-type="float">
            <text:p>0.030200641496249</text:p>
          </table:table-cell>
          <table:table-cell table:formula="of:=[.E$2]*[.$B7]" office:value-type="float" office:value="0.018104147993719" calcext:value-type="float">
            <text:p>0.018104147993719</text:p>
          </table:table-cell>
          <table:table-cell table:formula="of:=[.F$2]*[.$B7]" office:value-type="float" office:value="0.00542637769166578" calcext:value-type="float">
            <text:p>0.005426377691666</text:p>
          </table:table-cell>
          <table:table-cell table:style-name="ce1" table:formula="of:=[.G$2]*[.$B7]" office:value-type="float" office:value="0.00108430306921279" calcext:value-type="float">
            <text:p>0.001084303069213</text:p>
          </table:table-cell>
          <table:table-cell table:style-name="ce2" table:formula="of:=[.H$2]*[.$B7]" office:value-type="float" office:value="0.000162499720722077" calcext:value-type="float">
            <text:p>0.000162499720722</text:p>
          </table:table-cell>
          <table:table-cell table:style-name="ce2" table:formula="of:=[.I$2]*[.$B7]" office:value-type="float" office:value="0.0000194824933983996" calcext:value-type="float">
            <text:p>1.94824933983996E-05</text:p>
          </table:table-cell>
          <table:table-cell table:style-name="ce2" table:formula="of:=[.J$2]*[.$B7]" office:value-type="float" office:value="0.0000019465035967039" calcext:value-type="float">
            <text:p>1.9465035967039E-06</text:p>
          </table:table-cell>
          <table:table-cell table:style-name="ce2" table:formula="of:=[.K$2]*[.$B7]" office:value-type="float" office:value="0.000000166693664387469" calcext:value-type="float">
            <text:p>1.66693664387469E-07</text:p>
          </table:table-cell>
          <table:table-cell table:style-name="ce2" table:formula="of:=[.L$2]*[.$B7]" office:value-type="float" office:value="0.0000000124908222978513" calcext:value-type="float">
            <text:p>1.24908222978513E-08</text:p>
          </table:table-cell>
        </table:table-row>
        <table:table-row table:style-name="ro1">
          <table:table-cell/>
          <table:table-cell table:formula="of:=[.$B$2]^[.C8]*EXP(-[.$B$2])/FACT([.C8])" office:value-type="float" office:value="0.0130319281842657" calcext:value-type="float">
            <text:p>0.013031928184266</text:p>
          </table:table-cell>
          <table:table-cell office:value-type="float" office:value="4" calcext:value-type="float">
            <text:p>4</text:p>
          </table:table-cell>
          <table:table-cell table:formula="of:=[.D$2]*[.$B8]" office:value-type="float" office:value="0.00715592006309112" calcext:value-type="float">
            <text:p>0.007155920063091</text:p>
          </table:table-cell>
          <table:table-cell table:formula="of:=[.E$2]*[.$B8]" office:value-type="float" office:value="0.00428970476900355" calcext:value-type="float">
            <text:p>0.004289704769004</text:p>
          </table:table-cell>
          <table:table-cell table:formula="of:=[.F$2]*[.$B8]" office:value-type="float" office:value="0.00128575828425778" calcext:value-type="float">
            <text:p>0.001285758284258</text:p>
          </table:table-cell>
          <table:table-cell table:formula="of:=[.G$2]*[.$B8]" office:value-type="float" office:value="0.000256921234219969" calcext:value-type="float">
            <text:p>0.00025692123422</text:p>
          </table:table-cell>
          <table:table-cell table:style-name="ce1" table:formula="of:=[.H$2]*[.$B8]" office:value-type="float" office:value="0.0000385036527090411" calcext:value-type="float">
            <text:p>3.85036527090411E-05</text:p>
          </table:table-cell>
          <table:table-cell table:style-name="ce2" table:formula="of:=[.I$2]*[.$B8]" office:value-type="float" office:value="0.00000461629814737428" calcext:value-type="float">
            <text:p>4.61629814737428E-06</text:p>
          </table:table-cell>
          <table:table-cell table:style-name="ce2" table:formula="of:=[.J$2]*[.$B8]" office:value-type="float" office:value="0.000000461216167950029" calcext:value-type="float">
            <text:p>4.61216167950029E-07</text:p>
          </table:table-cell>
          <table:table-cell table:style-name="ce2" table:formula="of:=[.K$2]*[.$B8]" office:value-type="float" office:value="0.0000000394973907269033" calcext:value-type="float">
            <text:p>3.94973907269033E-08</text:p>
          </table:table-cell>
          <table:table-cell table:style-name="ce2" table:formula="of:=[.L$2]*[.$B8]" office:value-type="float" office:value="0.00000000295964990997965" calcext:value-type="float">
            <text:p>2.95964990997965E-09</text:p>
          </table:table-cell>
        </table:table-row>
        <table:table-row table:style-name="ro1">
          <table:table-cell/>
          <table:table-cell table:formula="of:=[.$B$2]^[.C9]*EXP(-[.$B$2])/FACT([.C9])" office:value-type="float" office:value="0.002470290211978" calcext:value-type="float">
            <text:p>0.002470290211978</text:p>
          </table:table-cell>
          <table:table-cell office:value-type="float" office:value="5" calcext:value-type="float">
            <text:p>5</text:p>
          </table:table-cell>
          <table:table-cell table:formula="of:=[.D$2]*[.$B9]" office:value-type="float" office:value="0.00135645309271223" calcext:value-type="float">
            <text:p>0.001356453092712</text:p>
          </table:table-cell>
          <table:table-cell table:formula="of:=[.E$2]*[.$B9]" office:value-type="float" office:value="0.000813142579771043" calcext:value-type="float">
            <text:p>0.000813142579771</text:p>
          </table:table-cell>
          <table:table-cell table:formula="of:=[.F$2]*[.$B9]" office:value-type="float" office:value="0.000243724187216321" calcext:value-type="float">
            <text:p>0.000243724187216</text:p>
          </table:table-cell>
          <table:table-cell table:formula="of:=[.G$2]*[.$B9]" office:value-type="float" office:value="0.0000487011592735121" calcext:value-type="float">
            <text:p>4.87011592735121E-05</text:p>
          </table:table-cell>
          <table:table-cell table:formula="of:=[.H$2]*[.$B9]" office:value-type="float" office:value="0.00000729862803628574" calcext:value-type="float">
            <text:p>7.29862803628574E-06</text:p>
          </table:table-cell>
          <table:table-cell table:style-name="ce1" table:formula="of:=[.I$2]*[.$B9]" office:value-type="float" office:value="0.00000087505056564071" calcext:value-type="float">
            <text:p>8.7505056564071E-07</text:p>
          </table:table-cell>
          <table:table-cell table:style-name="ce1" table:formula="of:=[.J$2]*[.$B9]" office:value-type="float" office:value="0.0000000874266470151784" calcext:value-type="float">
            <text:p>8.74266470151784E-08</text:p>
          </table:table-cell>
          <table:table-cell table:style-name="ce1" table:formula="of:=[.K$2]*[.$B9]" office:value-type="float" office:value="0.00000000748699780506328" calcext:value-type="float">
            <text:p>7.48699780506328E-09</text:p>
          </table:table-cell>
          <table:table-cell table:style-name="ce1" table:formula="of:=[.L$2]*[.$B9]" office:value-type="float" office:value="0.000000000561021676925104" calcext:value-type="float">
            <text:p>5.61021676925104E-10</text:p>
          </table:table-cell>
        </table:table-row>
        <table:table-row table:style-name="ro1">
          <table:table-cell/>
          <table:table-cell table:formula="of:=[.$B$2]^[.C10]*EXP(-[.$B$2])/FACT([.C10])" office:value-type="float" office:value="0.000390216861050157" calcext:value-type="float">
            <text:p>0.00039021686105</text:p>
          </table:table-cell>
          <table:table-cell office:value-type="float" office:value="6" calcext:value-type="float">
            <text:p>6</text:p>
          </table:table-cell>
          <table:table-cell table:formula="of:=[.D$2]*[.$B10]" office:value-type="float" office:value="0.000214270722295466" calcext:value-type="float">
            <text:p>0.000214270722295</text:p>
          </table:table-cell>
          <table:table-cell table:formula="of:=[.E$2]*[.$B10]" office:value-type="float" office:value="0.000128447234064218" calcext:value-type="float">
            <text:p>0.000128447234064</text:p>
          </table:table-cell>
          <table:table-cell table:formula="of:=[.F$2]*[.$B10]" office:value-type="float" office:value="0.0000384996413929039" calcext:value-type="float">
            <text:p>3.84996413929039E-05</text:p>
          </table:table-cell>
          <table:table-cell table:formula="of:=[.G$2]*[.$B10]" office:value-type="float" office:value="0.00000769302870127023" calcext:value-type="float">
            <text:p>7.69302870127023E-06</text:p>
          </table:table-cell>
          <table:table-cell table:formula="of:=[.H$2]*[.$B10]" office:value-type="float" office:value="0.00000115292029595649" calcext:value-type="float">
            <text:p>1.15292029595649E-06</text:p>
          </table:table-cell>
          <table:table-cell table:style-name="ce1" table:formula="of:=[.I$2]*[.$B10]" office:value-type="float" office:value="0.000000138226465590483" calcext:value-type="float">
            <text:p>1.38226465590483E-07</text:p>
          </table:table-cell>
          <table:table-cell table:style-name="ce1" table:formula="of:=[.J$2]*[.$B10]" office:value-type="float" office:value="0.0000000138102606750348" calcext:value-type="float">
            <text:p>1.38102606750348E-08</text:p>
          </table:table-cell>
          <table:table-cell table:style-name="ce1" table:formula="of:=[.K$2]*[.$B10]" office:value-type="float" office:value="0.00000000118267593338431" calcext:value-type="float">
            <text:p>1.18267593338431E-09</text:p>
          </table:table-cell>
          <table:table-cell table:style-name="ce1" table:formula="of:=[.L$2]*[.$B10]" office:value-type="float" office:value="0.0000000000886212140943218" calcext:value-type="float">
            <text:p>8.86212140943218E-11</text:p>
          </table:table-cell>
        </table:table-row>
        <table:table-row table:style-name="ro1">
          <table:table-cell/>
          <table:table-cell table:formula="of:=[.$B$2]^[.C11]*EXP(-[.$B$2])/FACT([.C11])" office:value-type="float" office:value="0.0000528344626679934" calcext:value-type="float">
            <text:p>5.28344626679934E-05</text:p>
          </table:table-cell>
          <table:table-cell office:value-type="float" office:value="7" calcext:value-type="float">
            <text:p>7</text:p>
          </table:table-cell>
          <table:table-cell table:formula="of:=[.D$2]*[.$B11]" office:value-type="float" office:value="0.0000290117614279836" calcext:value-type="float">
            <text:p>2.90117614279836E-05</text:p>
          </table:table-cell>
          <table:table-cell table:formula="of:=[.E$2]*[.$B11]" office:value-type="float" office:value="0.0000173914591355923" calcext:value-type="float">
            <text:p>1.73914591355923E-05</text:p>
          </table:table-cell>
          <table:table-cell table:formula="of:=[.F$2]*[.$B11]" office:value-type="float" office:value="0.00000521276261725414" calcext:value-type="float">
            <text:p>5.21276261725414E-06</text:p>
          </table:table-cell>
          <table:table-cell table:formula="of:=[.G$2]*[.$B11]" office:value-type="float" office:value="0.00000104161833660186" calcext:value-type="float">
            <text:p>1.04161833660186E-06</text:p>
          </table:table-cell>
          <table:table-cell table:formula="of:=[.H$2]*[.$B11]" office:value-type="float" office:value="0.000000156102748025682" calcext:value-type="float">
            <text:p>1.56102748025682E-07</text:p>
          </table:table-cell>
          <table:table-cell table:style-name="ce1" table:formula="of:=[.I$2]*[.$B11]" office:value-type="float" office:value="0.0000000187155445213586" calcext:value-type="float">
            <text:p>1.87155445213586E-08</text:p>
          </table:table-cell>
          <table:table-cell table:style-name="ce1" table:formula="of:=[.J$2]*[.$B11]" office:value-type="float" office:value="0.00000000186987743201746" calcext:value-type="float">
            <text:p>1.86987743201746E-09</text:p>
          </table:table-cell>
          <table:table-cell table:style-name="ce1" table:formula="of:=[.K$2]*[.$B11]" office:value-type="float" office:value="0.00000000016013159268045" calcext:value-type="float">
            <text:p>1.6013159268045E-10</text:p>
          </table:table-cell>
          <table:table-cell table:style-name="ce1" table:formula="of:=[.L$2]*[.$B11]" office:value-type="float" office:value="0.0000000000119991079192676" calcext:value-type="float">
            <text:p>1.19991079192676E-11</text:p>
          </table:table-cell>
        </table:table-row>
        <table:table-row table:style-name="ro1">
          <table:table-cell/>
          <table:table-cell table:formula="of:=[.$B$2]^[.C12]*EXP(-[.$B$2])/FACT([.C12])" office:value-type="float" office:value="0.0000062594563012096" calcext:value-type="float">
            <text:p>6.2594563012096E-06</text:p>
          </table:table-cell>
          <table:table-cell office:value-type="float" office:value="8" calcext:value-type="float">
            <text:p>8</text:p>
          </table:table-cell>
          <table:table-cell table:formula="of:=[.D$2]*[.$B12]" office:value-type="float" office:value="0.0000034371098655952" calcext:value-type="float">
            <text:p>3.4371098655952E-06</text:p>
          </table:table-cell>
          <table:table-cell table:formula="of:=[.E$2]*[.$B12]" office:value-type="float" office:value="0.00000206041801082723" calcext:value-type="float">
            <text:p>2.06041801082723E-06</text:p>
          </table:table-cell>
          <table:table-cell table:formula="of:=[.F$2]*[.$B12]" office:value-type="float" office:value="0.000000617571527438806" calcext:value-type="float">
            <text:p>6.17571527438806E-07</text:p>
          </table:table-cell>
          <table:table-cell table:formula="of:=[.G$2]*[.$B12]" office:value-type="float" office:value="0.000000123403629586787" calcext:value-type="float">
            <text:p>1.23403629586787E-07</text:p>
          </table:table-cell>
          <table:table-cell table:formula="of:=[.H$2]*[.$B12]" office:value-type="float" office:value="0.0000000184939579286649" calcext:value-type="float">
            <text:p>1.84939579286649E-08</text:p>
          </table:table-cell>
          <table:table-cell table:style-name="ce1" table:formula="of:=[.I$2]*[.$B12]" office:value-type="float" office:value="0.00000000221728635381305" calcext:value-type="float">
            <text:p>2.21728635381305E-09</text:p>
          </table:table-cell>
          <table:table-cell table:style-name="ce1" table:formula="of:=[.J$2]*[.$B12]" office:value-type="float" office:value="0.000000000221529953808383" calcext:value-type="float">
            <text:p>2.21529953808383E-10</text:p>
          </table:table-cell>
          <table:table-cell table:style-name="ce1" table:formula="of:=[.K$2]*[.$B12]" office:value-type="float" office:value="0.000000000018971267165618" calcext:value-type="float">
            <text:p>1.8971267165618E-11</text:p>
          </table:table-cell>
          <table:table-cell table:style-name="ce1" table:formula="of:=[.L$2]*[.$B12]" office:value-type="float" office:value="0.00000000000142157008667097" calcext:value-type="float">
            <text:p>1.42157008667097E-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</text:p>
          </table:table-cell>
          <table:table-cell/>
          <table:table-cell office:value-type="string" calcext:value-type="string">
            <text:p>Un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1.5" calcext:value-type="float">
            <text:p>1.5</text:p>
          </table:table-cell>
          <table:table-cell table:formula="of:=1-SUM([.D5];[.E4];[.D4])" office:value-type="float" office:value="0.457861272260163" calcext:value-type="float">
            <text:p>0.457861272260163</text:p>
          </table:table-cell>
          <table:table-cell table:formula="of:=IF([.C14]&gt;0.5;-[.C14]*100/(1-[.C14]);((1-[.C14])*100/[.C14]))" office:value-type="float" office:value="118.40676654386" calcext:value-type="float">
            <text:p>118.40676654386</text:p>
          </table:table-cell>
          <table:table-cell table:formula="of:=1-[.C14]" office:value-type="float" office:value="0.542138727739837" calcext:value-type="float">
            <text:p>0.542138727739837</text:p>
          </table:table-cell>
          <table:table-cell table:formula="of:=IF([.E14]&gt;0.5;-[.E14]*100/(1-[.E14]);((1-[.E14])*100/[.E14]))" office:value-type="float" office:value="-118.40676654386" calcext:value-type="float">
            <text:p>-118.40676654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[.C14]-SUM([.D6];[.E5];[.F4])" office:value-type="float" office:value="0.203102956564496" calcext:value-type="float">
            <text:p>0.203102956564496</text:p>
          </table:table-cell>
          <table:table-cell table:formula="of:=IF([.C16]&gt;0.5;-[.C16]*100/(1-[.C16]);((1-[.C16])*100/[.C16]))" office:value-type="float" office:value="392.361124089519" calcext:value-type="float">
            <text:p>392.361124089519</text:p>
          </table:table-cell>
          <table:table-cell table:formula="of:=1-[.C16]" office:value-type="float" office:value="0.796897043435504" calcext:value-type="float">
            <text:p>0.796897043435504</text:p>
          </table:table-cell>
          <table:table-cell table:formula="of:=IF([.E16]&gt;0.5;-[.E16]*100/(1-[.E16]);((1-[.E16])*100/[.E16]))" office:value-type="float" office:value="-392.361124089519" calcext:value-type="float">
            <text:p>-392.361124089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[.C16]-SUM([.D7];[.E6];[.F5];[.G4])" office:value-type="float" office:value="0.0717116766632917" calcext:value-type="float">
            <text:p>0.071711676663292</text:p>
          </table:table-cell>
          <table:table-cell table:formula="of:=IF([.C18]&gt;0.5;-[.C18]*100/(1-[.C18]);((1-[.C18])*100/[.C18]))" office:value-type="float" office:value="1294.47304334454" calcext:value-type="float">
            <text:p>1294.47304334454</text:p>
          </table:table-cell>
          <table:table-cell table:formula="of:=1-[.C18]" office:value-type="float" office:value="0.928288323336708" calcext:value-type="float">
            <text:p>0.928288323336708</text:p>
          </table:table-cell>
          <table:table-cell table:formula="of:=IF([.E18]&gt;0.5;-[.E18]*100/(1-[.E18]);((1-[.E18])*100/[.E18]))" office:value-type="float" office:value="-1294.47304334454" calcext:value-type="float">
            <text:p>-1294.47304334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[.C18]-SUM([.D8];[.E7];[.F6];[.G5];[.H4])" office:value-type="float" office:value="0.0208880115350263" calcext:value-type="float">
            <text:p>0.020888011535026</text:p>
          </table:table-cell>
          <table:table-cell table:formula="of:=IF([.C20]&gt;0.5;-[.C20]*100/(1-[.C20]);((1-[.C20])*100/[.C20]))" office:value-type="float" office:value="4687.43511953322" calcext:value-type="float">
            <text:p>4687.43511953322</text:p>
          </table:table-cell>
          <table:table-cell table:formula="of:=1-[.C20]" office:value-type="float" office:value="0.979111988464974" calcext:value-type="float">
            <text:p>0.979111988464974</text:p>
          </table:table-cell>
          <table:table-cell table:formula="of:=IF([.E20]&gt;0.5;-[.E20]*100/(1-[.E20]);((1-[.E20])*100/[.E20]))" office:value-type="float" office:value="-4687.43511953323" calcext:value-type="float">
            <text:p>-4687.43511953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table:formula="of:=SUM([.E4:.L4];[.F5:.L5];[.G6:.L6];[.H7:.L7];[.I8:.L8];[.J9:.L9];[.K10:.L10];[.L11])" office:value-type="float" office:value="0.223686654341093" calcext:value-type="float">
            <text:p>0.223686654341093</text:p>
          </table:table-cell>
          <table:table-cell table:formula="of:=IF([.C23]&gt;0.5;-[.C23]*100/(1-[.C23]);((1-[.C23])*100/[.C23]))" office:value-type="float" office:value="347.053939335662" calcext:value-type="float">
            <text:p>347.0539393356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w</text:p>
          </table:table-cell>
          <table:table-cell table:formula="of:=SUM([.D4];[.E5];[.F6];[.G7];[.H8];[.I9];[.J10];[.K11];[.L12])" office:value-type="float" office:value="0.352056464838558" calcext:value-type="float">
            <text:p>0.352056464838558</text:p>
          </table:table-cell>
          <table:table-cell table:formula="of:=IF([.C24]&gt;0.5;-[.C24]*100/(1-[.C24]);((1-[.C24])*100/[.C24]))" office:value-type="float" office:value="184.045344958675" calcext:value-type="float">
            <text:p>184.0453449586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</text:p>
          </table:table-cell>
          <table:table-cell table:formula="of:=1-[.C23]-[.C24]" office:value-type="float" office:value="0.424256880820349" calcext:value-type="float">
            <text:p>0.424256880820349</text:p>
          </table:table-cell>
          <table:table-cell table:formula="of:=IF([.C25]&gt;0.5;-[.C25]*100/(1-[.C25]);((1-[.C25])*100/[.C25]))" office:value-type="float" office:value="135.706253736271" calcext:value-type="float">
            <text:p>135.7062537362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58732" calcext:value-type="float">
            <text:p>0.58732</text:p>
          </table:table-cell>
          <table:table-cell table:formula="of:=IF([.C26]&gt;0.5;-[.C26]*100/(1-[.C26]);((1-[.C26])*100/[.C26]))" office:value-type="float" office:value="-142.318503440923" calcext:value-type="float">
            <text:p>-142.31850344092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formula="of:=1-[.C29]" office:value-type="float" office:value="0.575743862761843" calcext:value-type="float">
            <text:p>0.575743862761843</text:p>
          </table:table-cell>
          <table:table-cell table:formula="of:=IF([.C28]&gt;0.5;-[.C28]*100/(1-[.C28]);((1-[.C28])*100/[.C28]))" office:value-type="float" office:value="-135.706666852211" calcext:value-type="float">
            <text:p>-135.7066668522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D5:.D12];[.E6:.E12];[.F7:.F12];[.G8:.G12];[.H9:.H12];[.I10:.I12];[.J11:.J12];[.K12])" office:value-type="float" office:value="0.424256137238157" calcext:value-type="float">
            <text:p>0.424256137238157</text:p>
          </table:table-cell>
          <table:table-cell table:formula="of:=IF([.C29]&gt;0.5;-[.C29]*100/(1-[.C29]);((1-[.C29])*100/[.C29]))" office:value-type="float" office:value="135.706666852211" calcext:value-type="float">
            <text:p>135.70666685221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01:04:23.768526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2:10:46.096309640</meta:creation-date>
    <dc:date>2020-03-14T12:51:09.459774243</dc:date>
    <meta:editing-duration>P1DT11H25M45S</meta:editing-duration>
    <meta:editing-cycles>4</meta:editing-cycles>
    <meta:generator>LibreOffice/6.1.6.3$Linux_X86_64 LibreOffice_project/10$Build-3</meta:generator>
    <meta:document-statistic meta:table-count="1" meta:cell-count="163" meta:object-count="0"/>
  </office:meta>
</office:document-meta>
</file>